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06fb" fo:font-size="20pt" fo:font-weight="bold" officeooo:rsid="000b4915" officeooo:paragraph-rsid="000b4915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b4915" officeooo:paragraph-rsid="000b4915"/>
    </style:style>
    <style:style style:name="P3" style:family="paragraph" style:parent-style-name="Standard">
      <style:text-properties officeooo:rsid="000b4915" officeooo:paragraph-rsid="0018b377"/>
    </style:style>
    <style:style style:name="P4" style:family="paragraph" style:parent-style-name="Standard">
      <style:text-properties officeooo:rsid="000b4915" officeooo:paragraph-rsid="001b2744"/>
    </style:style>
    <style:style style:name="P5" style:family="paragraph" style:parent-style-name="Standard">
      <style:text-properties officeooo:paragraph-rsid="000b4915"/>
    </style:style>
    <style:style style:name="P6" style:family="paragraph" style:parent-style-name="Standard">
      <style:text-properties officeooo:rsid="000de2e9" officeooo:paragraph-rsid="000de2e9"/>
    </style:style>
    <style:style style:name="P7" style:family="paragraph" style:parent-style-name="Standard">
      <style:text-properties officeooo:rsid="000de2e9" officeooo:paragraph-rsid="000def5d"/>
    </style:style>
    <style:style style:name="P8" style:family="paragraph" style:parent-style-name="Standard">
      <style:text-properties officeooo:rsid="000de2e9" officeooo:paragraph-rsid="000e16cc"/>
    </style:style>
    <style:style style:name="P9" style:family="paragraph" style:parent-style-name="Standard">
      <style:text-properties officeooo:rsid="000de2e9" officeooo:paragraph-rsid="000e2b69"/>
    </style:style>
    <style:style style:name="P10" style:family="paragraph" style:parent-style-name="Standard">
      <style:text-properties officeooo:rsid="000de2e9" officeooo:paragraph-rsid="00138820"/>
    </style:style>
    <style:style style:name="P11" style:family="paragraph" style:parent-style-name="Standard">
      <style:text-properties officeooo:rsid="000de2e9" officeooo:paragraph-rsid="00151f85"/>
    </style:style>
    <style:style style:name="P12" style:family="paragraph" style:parent-style-name="Standard">
      <style:text-properties officeooo:rsid="000de2e9" officeooo:paragraph-rsid="00160191"/>
    </style:style>
    <style:style style:name="P13" style:family="paragraph" style:parent-style-name="Standard">
      <style:text-properties officeooo:rsid="000de2e9" officeooo:paragraph-rsid="001611a5"/>
    </style:style>
    <style:style style:name="P14" style:family="paragraph" style:parent-style-name="Standard">
      <style:text-properties officeooo:rsid="000de2e9" officeooo:paragraph-rsid="00180b36"/>
    </style:style>
    <style:style style:name="P15" style:family="paragraph" style:parent-style-name="Standard">
      <style:text-properties fo:font-size="10pt" officeooo:rsid="0010ace6" officeooo:paragraph-rsid="0010ace6" style:font-size-asian="10pt" style:font-size-complex="10pt"/>
    </style:style>
    <style:style style:name="P16" style:family="paragraph" style:parent-style-name="Standard">
      <style:text-properties fo:font-size="10pt" officeooo:rsid="001611a5" officeooo:paragraph-rsid="001611a5" style:font-size-asian="10pt" style:font-size-complex="10pt"/>
    </style:style>
    <style:style style:name="P17" style:family="paragraph" style:parent-style-name="Standard">
      <style:text-properties fo:font-size="10pt" officeooo:rsid="00180b36" officeooo:paragraph-rsid="00151f85" style:font-size-asian="10pt" style:font-size-complex="10pt"/>
    </style:style>
    <style:style style:name="P18" style:family="paragraph" style:parent-style-name="Standard">
      <style:text-properties fo:font-size="12pt" officeooo:rsid="0010ace6" officeooo:paragraph-rsid="00160191" style:font-size-asian="12pt" style:font-size-complex="12pt"/>
    </style:style>
    <style:style style:name="P19" style:family="paragraph" style:parent-style-name="Standard">
      <style:text-properties officeooo:rsid="001a55d0" officeooo:paragraph-rsid="001a55d0"/>
    </style:style>
    <style:style style:name="P20" style:family="paragraph" style:parent-style-name="Standard">
      <style:text-properties officeooo:rsid="001b2744" officeooo:paragraph-rsid="001b2744"/>
    </style:style>
    <style:style style:name="P21" style:family="paragraph" style:parent-style-name="Standard">
      <style:text-properties officeooo:rsid="000def5d" officeooo:paragraph-rsid="000def5d"/>
    </style:style>
    <style:style style:name="P22" style:family="paragraph" style:parent-style-name="Standard">
      <style:text-properties officeooo:paragraph-rsid="000b4915"/>
    </style:style>
    <style:style style:name="P23" style:family="paragraph" style:parent-style-name="Standard">
      <style:text-properties officeooo:paragraph-rsid="001d8b7e"/>
    </style:style>
    <style:style style:name="P24" style:family="paragraph" style:parent-style-name="Preformatted_20_Text">
      <style:text-properties officeooo:rsid="000b4915" officeooo:paragraph-rsid="000b4915"/>
    </style:style>
    <style:style style:name="T1" style:family="text">
      <style:text-properties officeooo:rsid="0010ace6"/>
    </style:style>
    <style:style style:name="T2" style:family="text">
      <style:text-properties officeooo:rsid="000d1e5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d1e56" style:font-size-asian="10pt" style:font-size-complex="10pt"/>
    </style:style>
    <style:style style:name="T5" style:family="text">
      <style:text-properties fo:font-size="10pt" officeooo:rsid="000def5d" style:font-size-asian="10pt" style:font-size-complex="10pt"/>
    </style:style>
    <style:style style:name="T6" style:family="text">
      <style:text-properties fo:font-size="10pt" officeooo:rsid="0010ace6" style:font-size-asian="10pt" style:font-size-complex="10pt"/>
    </style:style>
    <style:style style:name="T7" style:family="text">
      <style:text-properties fo:font-size="10pt" officeooo:rsid="00138820" style:font-size-asian="10pt" style:font-size-complex="10pt"/>
    </style:style>
    <style:style style:name="T8" style:family="text">
      <style:text-properties fo:font-size="10pt" officeooo:rsid="00151f85" style:font-size-asian="10pt" style:font-size-complex="10pt"/>
    </style:style>
    <style:style style:name="T9" style:family="text">
      <style:text-properties fo:font-size="10pt" officeooo:rsid="00160191" style:font-size-asian="10pt" style:font-size-complex="10pt"/>
    </style:style>
    <style:style style:name="T10" style:family="text">
      <style:text-properties fo:font-size="10pt" officeooo:rsid="001611a5" style:font-size-asian="10pt" style:font-size-complex="10pt"/>
    </style:style>
    <style:style style:name="T11" style:family="text">
      <style:text-properties fo:font-size="10pt" officeooo:rsid="00180b36" style:font-size-asian="10pt" style:font-size-complex="10pt"/>
    </style:style>
    <style:style style:name="T12" style:family="text">
      <style:text-properties fo:font-size="10pt" officeooo:rsid="001b2744" style:font-size-asian="10pt" style:font-size-complex="10pt"/>
    </style:style>
    <style:style style:name="T13" style:family="text">
      <style:text-properties fo:font-size="10pt" officeooo:rsid="001d8b7e" style:font-size-asian="10pt" style:font-size-complex="10pt"/>
    </style:style>
    <style:style style:name="T14" style:family="text">
      <style:text-properties fo:font-size="10pt" officeooo:rsid="000de2e9" style:font-size-asian="10pt" style:font-size-complex="10pt"/>
    </style:style>
    <style:style style:name="T15" style:family="text">
      <style:text-properties fo:font-size="10pt" officeooo:rsid="00160191" fo:background-color="transparent" loext:char-shading-value="0" style:font-size-asian="10pt" style:font-size-complex="10pt"/>
    </style:style>
    <style:style style:name="T16" style:family="text">
      <style:text-properties fo:font-size="10pt" officeooo:rsid="00180b36" fo:background-color="transparent" loext:char-shading-value="0" style:font-size-asian="10pt" style:font-size-complex="10pt"/>
    </style:style>
    <style:style style:name="T17" style:family="text">
      <style:text-properties fo:font-size="10pt" officeooo:rsid="0018b377" fo:background-color="transparent" loext:char-shading-value="0" style:font-size-asian="10pt" style:font-size-complex="10pt"/>
    </style:style>
    <style:style style:name="T18" style:family="text">
      <style:text-properties officeooo:rsid="000def5d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0def5d" fo:background-color="#fff200" loext:char-shading-value="0"/>
    </style:style>
    <style:style style:name="T21" style:family="text">
      <style:text-properties officeooo:rsid="000e16cc" fo:background-color="#fff200" loext:char-shading-value="0"/>
    </style:style>
    <style:style style:name="T22" style:family="text">
      <style:text-properties officeooo:rsid="000e2b69" fo:background-color="#fff200" loext:char-shading-value="0"/>
    </style:style>
    <style:style style:name="T23" style:family="text">
      <style:text-properties officeooo:rsid="0010ace6" fo:background-color="#fff200" loext:char-shading-value="0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0e2b69"/>
    </style:style>
    <style:style style:name="T26" style:family="text">
      <style:text-properties fo:font-size="10.5pt" officeooo:rsid="000def5d" style:font-size-asian="10.5pt" style:font-size-complex="10.5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0ace6" style:font-size-asian="12pt" style:font-size-complex="12pt"/>
    </style:style>
    <style:style style:name="T29" style:family="text">
      <style:text-properties fo:font-size="12pt" officeooo:rsid="000def5d" style:font-size-asian="12pt" style:font-size-complex="12pt"/>
    </style:style>
    <style:style style:name="T30" style:family="text">
      <style:text-properties fo:font-size="12pt" officeooo:rsid="00138820" style:font-size-asian="12pt" style:font-size-complex="12pt"/>
    </style:style>
    <style:style style:name="T31" style:family="text">
      <style:text-properties fo:font-size="12pt" officeooo:rsid="00160191" style:font-size-asian="12pt" style:font-size-complex="12pt"/>
    </style:style>
    <style:style style:name="T32" style:family="text">
      <style:text-properties fo:font-size="12pt" fo:background-color="#fff200" loext:char-shading-value="0" style:font-size-asian="12pt" style:font-size-complex="12pt"/>
    </style:style>
    <style:style style:name="T33" style:family="text">
      <style:text-properties fo:font-size="12pt" officeooo:rsid="000e16cc" fo:background-color="#fff200" loext:char-shading-value="0" style:font-size-asian="12pt" style:font-size-complex="12pt"/>
    </style:style>
    <style:style style:name="T34" style:family="text">
      <style:text-properties fo:font-size="12pt" officeooo:rsid="0010ace6" fo:background-color="#fff200" loext:char-shading-value="0" style:font-size-asian="12pt" style:font-size-complex="12pt"/>
    </style:style>
    <style:style style:name="T35" style:family="text">
      <style:text-properties fo:font-size="12pt" officeooo:rsid="000e2b69" fo:background-color="#fff200" loext:char-shading-value="0" style:font-size-asian="12pt" style:font-size-complex="12pt"/>
    </style:style>
    <style:style style:name="T36" style:family="text">
      <style:text-properties fo:font-size="12pt" officeooo:rsid="00138820" fo:background-color="#fff200" loext:char-shading-value="0" style:font-size-asian="12pt" style:font-size-complex="12pt"/>
    </style:style>
    <style:style style:name="T37" style:family="text">
      <style:text-properties fo:font-size="12pt" officeooo:rsid="00151f85" fo:background-color="#fff200" loext:char-shading-value="0" style:font-size-asian="12pt" style:font-size-complex="12pt"/>
    </style:style>
    <style:style style:name="T38" style:family="text">
      <style:text-properties fo:font-size="12pt" officeooo:rsid="001611a5" fo:background-color="#fff200" loext:char-shading-value="0" style:font-size-asian="12pt" style:font-size-complex="12pt"/>
    </style:style>
    <style:style style:name="T39" style:family="text">
      <style:text-properties fo:font-size="12pt" officeooo:rsid="00180b36" fo:background-color="#fff200" loext:char-shading-value="0" style:font-size-asian="12pt" style:font-size-complex="12pt"/>
    </style:style>
    <style:style style:name="T40" style:family="text">
      <style:text-properties fo:font-size="12pt" officeooo:rsid="0010ace6" fo:background-color="transparent" loext:char-shading-value="0" style:font-size-asian="12pt" style:font-size-complex="12pt"/>
    </style:style>
    <style:style style:name="T41" style:family="text">
      <style:text-properties fo:font-size="12pt" officeooo:rsid="00160191" fo:background-color="transparent" loext:char-shading-value="0" style:font-size-asian="12pt" style:font-size-complex="12pt"/>
    </style:style>
    <style:style style:name="T42" style:family="text">
      <style:text-properties fo:font-size="12pt" officeooo:rsid="001611a5" fo:background-color="transparent" loext:char-shading-value="0" style:font-size-asian="12pt" style:font-size-complex="12pt"/>
    </style:style>
    <style:style style:name="T43" style:family="text">
      <style:text-properties fo:font-size="12pt" officeooo:rsid="00180b36" fo:background-color="transparent" loext:char-shading-value="0" style:font-size-asian="12pt" style:font-size-complex="12pt"/>
    </style:style>
    <style:style style:name="T44" style:family="text">
      <style:text-properties officeooo:rsid="001a55d0"/>
    </style:style>
    <style:style style:name="T45" style:family="text">
      <style:text-properties fo:color="#0606fb" fo:font-size="12pt" fo:font-weight="bold" officeooo:rsid="0010ace6" style:font-size-asian="12pt" style:font-weight-asian="bold" style:font-size-complex="12pt" style:font-weight-complex="bold"/>
    </style:style>
    <style:style style:name="T46" style:family="text">
      <style:text-properties fo:color="#0303ff" fo:font-weight="bold" style:font-weight-asian="bold" style:font-weight-complex="bold"/>
    </style:style>
    <style:style style:name="T47" style:family="text">
      <style:text-properties officeooo:rsid="001b2744"/>
    </style:style>
    <style:style style:name="T48" style:family="text">
      <style:text-properties fo:background-color="#bce4e5" loext:char-shading-value="0"/>
    </style:style>
    <style:style style:name="T49" style:family="text">
      <style:text-properties officeooo:rsid="000de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5">Step 2 - GITHUB</text:span><text:span text:style-name="T46"> <text:s/>###################################################################</text:span></text:p>
      <text:p text:style-name="P5"><text:span text:style-name="T25">Go to </text:span><text:a xlink:type="simple" xlink:href="https://github.com/" text:style-name="Internet_20_link" text:visited-style-name="Visited_20_Internet_20_Link"><text:span text:style-name="T25">https://github.com</text:span></text:a><text:span text:style-name="T25"> and create an account (Save the user name and pass word) </text:span></text:p>
      <text:p text:style-name="P5"><text:bookmark text:name="hs_cos_wrapper_post_body"/>Accounts are <text:span text:style-name="T48">free for public repositories</text:span>, but there's a charge for private repositories</text:p>
      <text:p text:style-name="P5"/>
      <text:p text:style-name="P19">Click on the + sign next to the account icon on the top right hand corner, select “New repository”</text:p>
      <text:p text:style-name="P19">Enter Repository Name, enter Description, check initialize this repository with a README</text:p>
      <text:p text:style-name="P19">Click on the green button “Create repository” to get it started</text:p>
      <text:p text:style-name="P20">My repository name is My-Hadoop-Documentation</text:p>
      <text:p text:style-name="P3">Click on the green button “clone or download” and click on the little icon next to the <text:span text:style-name="T44">URL</text:span> to copy it</text:p>
      <text:p text:style-name="P3"/>
      <text:p text:style-name="P3"><text:a xlink:type="simple" xlink:href="https://github.com/steventasong/My-Hadoop-Documentation" text:style-name="Internet_20_link" text:visited-style-name="Visited_20_Internet_20_Link">https://github.com/steventasong/My-Hadoop-Documentation</text:a>. <text:span text:style-name="T47">(this will be used later in the terminal)</text:span></text:p>
      <text:p text:style-name="P21"/>
      <text:p text:style-name="P4">Go back to the terminal</text:p>
      <text:p text:style-name="P4"/>
      <text:p text:style-name="P6">Start a terminal (CTRL + ALT + t)</text:p>
      <text:p text:style-name="P2">~$ <text:span text:style-name="T19">sudo apt-get install git -y</text:span><text:tab/><text:span text:style-name="T2">&lt;=== </text:span><text:span text:style-name="T4">installs Github</text:span></text:p>
      <text:p text:style-name="P2">~$ <text:span text:style-name="T19">git --version</text:span><text:tab/><text:tab/><text:span text:style-name="T2">&lt;=== </text:span><text:span text:style-name="T4">checks version</text:span><text:tab/></text:p>
      <text:p text:style-name="P2">git version 2.17.1</text:p>
      <text:p text:style-name="P6">~$ <text:span text:style-name="T19">git config --global user.name</text:span> steventasong<text:tab/><text:tab/><text:tab/><text:span text:style-name="T18">&lt;=== </text:span><text:span text:style-name="T26">add your Github user name</text:span></text:p>
      <text:p text:style-name="P6">~$ <text:span text:style-name="T19">git config --global user.email</text:span> <text:a xlink:type="simple" xlink:href="mailto:steventasong@gmail.com" text:style-name="Internet_20_link" text:visited-style-name="Visited_20_Internet_20_Link">steventasong@gmail.com</text:a> <text:s/><text:tab/><text:span text:style-name="T18">&lt;=== </text:span><text:span text:style-name="T5">add your email</text:span></text:p>
      <text:p text:style-name="P7">~$ <text:span text:style-name="T19">git config --</text:span><text:span text:style-name="T20">list</text:span> <text:s/><text:tab/><text:span text:style-name="T18">&lt;=== </text:span><text:span text:style-name="T5">displays your Github user name and email</text:span></text:p>
      <text:p text:style-name="P8">~$ <text:span text:style-name="T21">nano .gitconfig</text:span> <text:s/><text:tab/><text:span text:style-name="T18">&lt;=== </text:span><text:span text:style-name="T5">edits user name and email if needed</text:span></text:p>
      <text:p text:style-name="P9">~$ <text:span text:style-name="T22">mkdir </text:span><text:span text:style-name="T21">git</text:span><text:span text:style-name="T22">hub</text:span> <text:s/><text:tab/><text:span text:style-name="T18">&lt;=== </text:span><text:span text:style-name="T5">creates a directory </text:span><text:span text:style-name="T12">for Github</text:span></text:p>
      <text:p text:style-name="P10"><text:span text:style-name="T28">~/</text:span><text:span text:style-name="T30">github</text:span><text:span text:style-name="T28">$ </text:span><text:span text:style-name="T36">cd </text:span><text:span text:style-name="T33">git</text:span><text:span text:style-name="T35">hub</text:span><text:span text:style-name="T28"> <text:s/><text:tab/></text:span><text:span text:style-name="T29">&lt;===</text:span><text:span text:style-name="T5"> </text:span><text:span text:style-name="T7">change to github directory</text:span></text:p>
      <text:p text:style-name="P23"><text:span text:style-name="T49">~</text:span><text:span text:style-name="T28">/</text:span><text:span text:style-name="T30">github</text:span><text:span text:style-name="T49">$ </text:span><text:span text:style-name="T23">git clone</text:span><text:span text:style-name="T49"> https://github.com/steventasong/My-Hadoop-Documentation.git <text:tab/>&lt;=== </text:span><text:span text:style-name="T7">clones </text:span><text:span text:style-name="T13">an existing</text:span><text:span text:style-name="T7"> </text:span><text:span text:style-name="T12">G</text:span><text:span text:style-name="T7">ithub repository </text:span><text:span text:style-name="T12">(</text:span><text:span text:style-name="T13">My-Hadoop-Documentation.git</text:span><text:span text:style-name="T12">) </text:span><text:span text:style-name="T13">on the local machine</text:span><text:span text:style-name="T7"> </text:span><text:span text:style-name="T13">in the full path directory</text:span></text:p>
      <text:p text:style-name="P23"><text:span text:style-name="T7">/</text:span><text:span text:style-name="T13">home/steven/github/ </text:span><text:span text:style-name="T14">My-Hadoop-Documentation</text:span></text:p>
      <text:p text:style-name="P15"/>
      <text:p text:style-name="P10"><text:span text:style-name="T27">~</text:span><text:span text:style-name="T28">/</text:span><text:span text:style-name="T30">github</text:span><text:span text:style-name="T27">$</text:span><text:span text:style-name="T28"> </text:span><text:span text:style-name="T36">ls</text:span><text:span text:style-name="T30"> <text:tab/><text:tab/>&lt;=== </text:span><text:span text:style-name="T7">shows the repository name “ </text:span><text:span text:style-name="T3">My-Hadoop-Documentation.git” </text:span><text:span text:style-name="T7">in the directory</text:span></text:p>
      <text:p text:style-name="P10"><text:span text:style-name="T30">~</text:span><text:span text:style-name="T28">/</text:span><text:span text:style-name="T30">github$</text:span><text:span text:style-name="T28"> </text:span><text:span text:style-name="T36">cd </text:span><text:span text:style-name="T32">My-Hadoop-Documentation</text:span><text:span text:style-name="T30"> <text:tab/><text:tab/>&lt;=== </text:span><text:span text:style-name="T7">change to </text:span><text:span text:style-name="T3">My-Hadoop-Documentation </text:span><text:span text:style-name="T7">directory</text:span></text:p>
      <text:p text:style-name="P11"><text:span text:style-name="T40">~/github/My-Hadoop-Documentation$ </text:span><text:span text:style-name="T37">ls</text:span><text:span text:style-name="T28"> <text:s/><text:tab/><text:tab/></text:span><text:span text:style-name="T29">&lt;===</text:span><text:span text:style-name="T5"> </text:span><text:span text:style-name="T8">shows README.md in th</text:span><text:span text:style-name="T9">is clone</text:span><text:span text:style-name="T8"> directory</text:span></text:p>
      <text:p text:style-name="P12"><text:span text:style-name="T40">~/github/My-Hadoop-Documentation$ </text:span><text:span text:style-name="T37">cp ~/Documents/'0 Table of Contents.odt' .</text:span><text:span text:style-name="T28"> <text:tab/></text:span><text:span text:style-name="T31">&lt;=== </text:span><text:span text:style-name="T9">copies the file from home/steven/Documents/'0 Table of Contents.odt' to the current directory, notice the tild</text:span><text:span text:style-name="T10">e</text:span><text:span text:style-name="T9"> </text:span><text:span text:style-name="T10">(~) </text:span><text:span text:style-name="T9">and </text:span><text:span text:style-name="T10">the </text:span><text:span text:style-name="T9">dot </text:span><text:span text:style-name="T10">(.);</text:span></text:p>
      <text:p text:style-name="P16">tilde (~) is the replacement for /home/steven and the dot (.) is short for the current directory </text:p>
      <text:p text:style-name="P18"><text:s/><text:tab/><text:tab/></text:p>
      <text:p text:style-name="P13"><text:span text:style-name="T40">~/github/My-Hadoop-Documentation$ </text:span><text:span text:style-name="T34">git status</text:span><text:span text:style-name="T28"> <text:s/><text:tab/></text:span><text:span text:style-name="T29">&lt;===</text:span><text:span text:style-name="T5"> </text:span><text:span text:style-name="T6">checks the status, </text:span><text:span text:style-name="T9">'0 Table of Contents.odt' </text:span><text:span text:style-name="T10">is in red because it is not add/push to Github.com yet</text:span></text:p>
      <text:p text:style-name="P13"><text:span text:style-name="T40">~/github/My-Hadoop-Documentation$ </text:span><text:span text:style-name="T34">git add</text:span><text:span text:style-name="T28"> </text:span><text:span text:style-name="T31">'0 Table of Contents.odt'</text:span><text:span text:style-name="T28"> <text:tab/></text:span><text:span text:style-name="T29">&lt;===</text:span><text:span text:style-name="T5"> </text:span><text:span text:style-name="T10">add the file to Github.com</text:span></text:p>
      <text:p text:style-name="P13"><text:span text:style-name="T40">~/github/My-Hadoop-Documentation$ </text:span><text:span text:style-name="T34">git commit -</text:span><text:span text:style-name="T38">m</text:span><text:span text:style-name="T42"> </text:span><text:span text:style-name="T41">'0 Table of Contents.od</text:span><text:span text:style-name="T15">t'</text:span><text:span text:style-name="T40"> <text:s/><text:tab/></text:span><text:span text:style-name="T29">&lt;===</text:span><text:span text:style-name="T5"> </text:span><text:span text:style-name="T11">commits the add</text:span></text:p>
      <text:p text:style-name="P11"><text:span text:style-name="T40">~/github/My-Hadoop-Documentation$ </text:span><text:span text:style-name="T34">git push -u origin master</text:span><text:span text:style-name="T28"> <text:s/><text:tab/></text:span><text:span text:style-name="T29">&lt;===</text:span><text:span text:style-name="T5"> </text:span><text:span text:style-name="T11">enters your user name and pass word to complete the add/commit/push files from the local directory to Github.com <text:s/></text:span></text:p>
      <text:p text:style-name="P14"><text:span text:style-name="T40">~/github/My-Hadoop-Documentation$ </text:span><text:span text:style-name="T39">ls</text:span><text:span text:style-name="T43"><text:tab/></text:span><text:span text:style-name="T28"> <text:s/><text:tab/></text:span><text:span text:style-name="T29">&lt;=== </text:span><text:span text:style-name="T16">shows all files </text:span><text:span text:style-name="T17">in the clone directory = github </text:span></text:p>
      <text:p text:style-name="P14"><text:span text:style-name="T40">~/github/My-Hadoop-Documentation$ </text:span><text:span text:style-name="T34">git status</text:span><text:span text:style-name="T28"> <text:s/><text:tab/></text:span><text:span text:style-name="T29">&lt;===</text:span><text:span text:style-name="T5"> </text:span><text:span text:style-name="T6">checks the status </text:span><text:span text:style-name="T11">to make sure no filenames in red</text:span></text:p>
      <text:p text:style-name="P17"/>
      <text:p text:style-name="P2"/>
      <text:p text:style-name="P24"><text:span text:style-name="Source_20_Text">git config --list --show-origin</text:span></text:p>
      <text:p text:style-name="P2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606fb" fo:font-size="20pt" fo:font-weight="bold" officeooo:rsid="000b4915" officeooo:paragraph-rsid="000b4915" style:font-size-asian="20pt" style:font-weight-asian="bold" style:font-size-complex="20pt" style:font-weight-complex="bold"/>
    </style:style>
    <style:style style:name="MT1" style:family="text">
      <style:text-properties officeooo:rsid="0010ac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############### <text:s text:c="4"/></text:span>GITHUB <text:s text:c="4"/><text:span text:style-name="MT1">###############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8:41:11.065820458</meta:creation-date>
    <meta:editing-duration>PT2H19M49S</meta:editing-duration>
    <meta:editing-cycles>8</meta:editing-cycles>
    <meta:generator>LibreOffice/6.0.7.3$Linux_X86_64 LibreOffice_project/00m0$Build-3</meta:generator>
    <dc:date>2019-11-30T13:56:02.626685712</dc:date>
    <meta:document-statistic meta:table-count="0" meta:image-count="0" meta:object-count="0" meta:page-count="2" meta:paragraph-count="36" meta:word-count="409" meta:character-count="2924" meta:non-whitespace-character-count="2504"/>
  </office:meta>
</office:document-meta>
</file>